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gistrationsCodeGenerator.BeanRegistrationsCodeGenerator( GeneratedClass generat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gistrationsCodeGenerator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gistrationsAotContribution.Registration( BeanDefinitionMethodGenerator methodGenerator , String [ ] alia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RegistrationsAotContribution.applyTo( GenerationContext generationContext , BeanFactoryInitializationCode beanFactoryInitializati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RegistrationsAotContribution.generateRegisterAliasesMethod( MethodSpec . Builder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RegistrationsCodeGenerato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gistrationsAotContribution.generateRegisterBeanDefinitionsMethod( MethodSpec . Builder method , GenerationContext generationContext , BeanRegistrationsCode beanRegistration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RegistrationsAotContribution.BeanRegistrationsAotContribution( Map &lt; String , Registration &gt; regist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